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style>
    <style:style style:name="gr2"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3"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4" style:family="graphic" style:parent-style-name="standard">
      <style:graphic-properties draw:stroke="none" svg:stroke-width="0.035cm" draw:stroke-linejoin="miter" draw:fill="solid" draw:fill-color="#ffffff"/>
    </style:style>
    <style:style style:name="gr5" style:family="graphic" style:parent-style-name="standard">
      <style:graphic-properties draw:stroke="none" svg:stroke-width="0.035cm" draw:stroke-linejoin="miter" draw:fill="solid" draw:fill-color="#000000"/>
    </style:style>
    <style:style style:name="gr6" style:family="graphic" style:parent-style-name="standard">
      <style:graphic-properties draw:stroke="none" svg:stroke-color="#000000" draw:fill="none" draw:fill-color="#ffffff" fo:min-height="1.102cm"/>
    </style:style>
    <style:style style:name="gr7" style:family="graphic" style:parent-style-name="standard">
      <style:graphic-properties svg:stroke-color="#000000" draw:fill="solid" draw:fill-color="#ff3333" draw:textarea-horizontal-align="justify" draw:textarea-vertical-align="middle" draw:auto-grow-height="false" fo:min-height="0.154cm" fo:min-width="0cm"/>
    </style:style>
    <style:style style:name="gr8" style:family="graphic" style:parent-style-name="standard">
      <style:graphic-properties svg:stroke-color="#000000" draw:fill="solid" draw:fill-color="#000000" draw:textarea-horizontal-align="justify" draw:textarea-vertical-align="middle" draw:auto-grow-height="false" fo:min-height="0.084cm" fo:min-width="0cm"/>
    </style:style>
    <style:style style:name="gr9"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style:style>
    <style:style style:name="gr10"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P1" style:family="paragraph">
      <loext:graphic-properties draw:fill="none"/>
      <style:paragraph-properties fo:text-align="center"/>
    </style:style>
    <style:style style:name="P2" style:family="paragraph">
      <loext:graphic-properties draw:fill="solid" draw:fill-color="#ffffff"/>
    </style:style>
    <style:style style:name="P3" style:family="paragraph">
      <loext:graphic-properties draw:fill="solid" draw:fill-color="#000000"/>
    </style:style>
    <style:style style:name="P4" style:family="paragraph">
      <loext:graphic-properties draw:fill="none" draw:fill-color="#ffffff"/>
      <style:text-properties fo:font-size="28pt" style:font-size-asian="28pt" style:font-size-complex="28pt"/>
    </style:style>
    <style:style style:name="P5" style:family="paragraph">
      <loext:graphic-properties draw:fill="solid" draw:fill-color="#ff3333"/>
      <style:paragraph-properties fo:text-align="center"/>
    </style:style>
    <style:style style:name="P6" style:family="paragraph">
      <loext:graphic-properties draw:fill="solid" draw:fill-color="#000000"/>
      <style:paragraph-properties fo:text-align="center"/>
    </style:style>
    <style:style style:name="P7" style:family="paragraph">
      <loext:graphic-properties draw:fill="none"/>
      <style:paragraph-properties fo:text-align="end"/>
    </style:style>
    <style:style style:name="T1"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477cm" svg:y1="2.961cm" svg:x2="11.19cm" svg:y2="2.961cm">
          <text:p/>
        </draw:line>
        <draw:line draw:style-name="gr2" draw:text-style-name="P1" draw:layer="layout" svg:x1="1.924cm" svg:y1="2.961cm" svg:x2="6.837cm" svg:y2="7.746cm">
          <text:p/>
        </draw:line>
        <draw:line draw:style-name="gr2" draw:text-style-name="P1" draw:layer="layout" svg:x1="6.836cm" svg:y1="7.746cm" svg:x2="9.404cm" svg:y2="2.961cm">
          <text:p/>
        </draw:line>
        <draw:line draw:style-name="gr1" draw:text-style-name="P1" draw:layer="layout" svg:x1="1.924cm" svg:y1="7.698cm" svg:x2="11.414cm" svg:y2="7.698cm">
          <text:p/>
        </draw:line>
        <draw:line draw:style-name="gr3" draw:text-style-name="P1" draw:layer="layout" svg:x1="6.836cm" svg:y1="3.629cm" svg:x2="6.836cm" svg:y2="8.747cm">
          <text:p/>
        </draw:line>
        <draw:g>
          <svg:title>TexMaths</svg:title>
          <svg:desc>28§display§\theta_1§svg§600§FALSE§</svg:desc>
          <draw:polygon draw:style-name="gr4" draw:text-style-name="P2" draw:layer="layout" svg:width="0.75cm" svg:height="0.728cm" svg:x="5.862cm" svg:y="5.866cm" svg:viewBox="0 0 751 729" draw:points="375,729 0,729 0,0 751,0 751,729">
            <text:p/>
          </draw:polygon>
          <draw:path draw:style-name="gr5" draw:text-style-name="P3" draw:layer="layout" svg:width="0.359cm" svg:height="0.62cm" svg:x="5.899cm" svg:y="5.854cm" svg:viewBox="0 0 360 621" svg:d="M360 177c0-57-15-177-104-177-123 0-256 245-256 442 0 81 25 179 104 179 123 0 256-250 256-444zM93 297c15-56 33-125 67-187 22-42 55-91 93-91 45 0 49 55 49 104 0 43-7 88-29 174zM265 324c-9 40-26 113-58 176-32 60-65 101-103 101-28 0-48-24-48-105 0-37 6-86 30-172z">
            <text:p/>
          </draw:path>
          <draw:path draw:style-name="gr5" draw:text-style-name="P3" draw:layer="layout" svg:width="0.223cm" svg:height="0.401cm" svg:x="6.333cm" svg:y="6.193cm" svg:viewBox="0 0 224 402" svg:d="M138 18c0-18 0-18-18-18-39 39-95 39-120 39v22c15 0 55 0 89-17v309c0 20 0 27-62 27h-22v22c10 0 86-2 108-2 20 0 96 2 111 2v-22h-24c-62 0-62-7-62-27z">
            <text:p/>
          </draw:path>
        </draw:g>
        <draw:g>
          <svg:title>TexMaths</svg:title>
          <svg:desc>28§display§\theta_2§svg§600§FALSE§</svg:desc>
          <draw:polygon draw:style-name="gr4" draw:text-style-name="P2" draw:layer="layout" svg:width="0.75cm" svg:height="0.728cm" svg:x="6.979cm" svg:y="5.644cm" svg:viewBox="0 0 751 729" draw:points="375,729 0,729 0,0 751,0 751,729">
            <text:p/>
          </draw:polygon>
          <draw:path draw:style-name="gr5" draw:text-style-name="P3" draw:layer="layout" svg:width="0.359cm" svg:height="0.62cm" svg:x="7.016cm" svg:y="5.631cm" svg:viewBox="0 0 360 621" svg:d="M360 177c0-57-15-177-104-177-123 0-256 245-256 442 0 81 25 179 104 179 123 0 256-250 256-444zM93 297c15-56 33-125 67-187 22-42 55-91 93-91 45 0 49 55 49 104 0 43-7 88-29 174zM265 324c-9 40-26 113-58 176-32 60-65 101-103 101-28 0-48-24-48-105 0-37 6-86 30-172z">
            <text:p/>
          </draw:path>
          <draw:path draw:style-name="gr5" draw:text-style-name="P3" draw:layer="layout" svg:width="0.27cm" svg:height="0.401cm" svg:x="7.422cm" svg:y="5.971cm" svg:viewBox="0 0 271 402" svg:d="M271 292h-22c0 15-8 49-15 57-5 2-52 2-62 2h-110c64-57 83-73 120-100 47-37 89-74 89-134 0-73-67-117-143-117s-128 54-128 108c0 32 27 34 32 34 15 0 32-10 32-32 0-9-2-31-34-31 17-45 59-57 88-57 61 0 94 46 94 95 0 55-40 97-59 119l-148 144c-5 6-5 6-5 22h251z">
            <text:p/>
          </draw:path>
        </draw:g>
        <draw:frame draw:style-name="gr6" draw:text-style-name="P4" draw:layer="layout" svg:width="1.117cm" svg:height="1.352cm" svg:x="3.04cm" svg:y="5.075cm">
          <draw:text-box>
            <text:p><text:span text:style-name="T1">P</text:span></text:p>
          </draw:text-box>
        </draw:frame>
        <draw:frame draw:style-name="gr6" draw:text-style-name="P4" draw:layer="layout" svg:width="1.117cm" svg:height="1.352cm" svg:x="8.399cm" svg:y="5.151cm">
          <draw:text-box>
            <text:p><text:span text:style-name="T1">S</text:span></text:p>
          </draw:text-box>
        </draw:frame>
        <draw:custom-shape draw:style-name="gr7" draw:text-style-name="P5" draw:layer="layout" svg:width="1.116cm" svg:height="1.002cm" svg:x="1.254cm" svg:y="2.29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8" draw:text-style-name="P6" draw:layer="layout" svg:width="0.782cm" svg:height="0.668cm" svg:x="9.069cm" svg:y="2.627cm">
          <text:p/>
          <draw:enhanced-geometry svg:viewBox="0 0 21600 21600" draw:glue-points="10800 0 5400 10800 10800 21600 16200 10800" draw:text-areas="5400 0 16200 10800" draw:type="flowchart-merge" draw:enhanced-path="M 0 0 L 21600 0 10800 21600 0 0 Z N"/>
        </draw:custom-shape>
        <draw:line draw:style-name="gr9" draw:text-style-name="P7" draw:layer="layout" svg:x1="10.967cm" svg:y1="5.743cm" svg:x2="10.967cm" svg:y2="7.746cm">
          <text:p/>
        </draw:line>
        <draw:line draw:style-name="gr9" draw:text-style-name="P7" draw:layer="layout" svg:x1="10.967cm" svg:y1="4.741cm" svg:x2="10.967cm" svg:y2="2.961cm">
          <text:p/>
        </draw:line>
        <draw:g>
          <svg:title>TexMaths</svg:title>
          <svg:desc>28§display§z§svg§600§FALSE§</svg:desc>
          <draw:polygon draw:style-name="gr4" draw:text-style-name="P2" draw:layer="layout" svg:width="0.5cm" svg:height="0.425cm" svg:x="10.744cm" svg:y="4.924cm" svg:viewBox="0 0 501 426" draw:points="252,426 0,426 0,0 501,0 501,426">
            <text:p/>
          </draw:polygon>
          <draw:path draw:style-name="gr5" draw:text-style-name="P3" draw:layer="layout" svg:width="0.419cm" svg:height="0.447cm" svg:x="10.786cm" svg:y="4.91cm" svg:viewBox="0 0 420 448" svg:d="M90 356c53-59 81-82 117-112 0-3 62-54 98-90 92-92 115-140 115-143 0-11-9-11-11-11-6 0-9 3-14 11-31 48-51 65-76 65-22 0-34-17-50-34-17-22-34-42-67-42-76 0-121 92-121 112 0 6 3 11 11 11 9 0 12-5 14-11 20-45 76-45 84-45 20 0 40 6 62 14 39 14 50 14 75 14-33 45-117 115-137 132l-89 81c-67 67-101 123-101 132 0 8 11 8 11 8 9 0 11 0 17-11 22-37 53-62 84-62 22 0 34 9 59 37 17 22 33 36 61 36 98 0 157-126 157-151 0-6-6-11-14-11s-8 5-14 14c-22 64-84 84-117 84-20 0-37-9-59-14-34-14-48-17-70-17 0 0-17 0-25 3z">
            <text:p/>
          </draw:path>
        </draw:g>
        <draw:g>
          <svg:title>TexMaths</svg:title>
          <svg:desc>28§display§X§svg§600§FALSE§</svg:desc>
          <draw:polygon draw:style-name="gr4" draw:text-style-name="P2" draw:layer="layout" svg:width="0.784cm" svg:height="0.588cm" svg:x="5.517cm" svg:y="1.898cm" svg:viewBox="0 0 785 589" draw:points="391,589 0,589 0,0 785,0 785,589">
            <text:p/>
          </draw:polygon>
          <draw:path draw:style-name="gr5" draw:text-style-name="P3" draw:layer="layout" svg:width="0.715cm" svg:height="0.59cm" svg:x="5.539cm" svg:y="1.896cm" svg:viewBox="0 0 716 591" svg:d="M398 236l-73-172c-2-8-5-10-5-12 0-6 15-22 52-25 7 0 17-2 17-17 0-10-10-10-13-10-37 0-74 3-111 3-21 0-73-3-95-3-5 0-17 0-17 18 0 9 10 9 22 9 52 0 56 7 64 27l103 243-185 196-9 10c-44 45-84 59-129 61-12 0-19 0-19 18 0 2 0 9 12 9 25 0 55-2 81-2 33 0 67 2 97 2 4 0 17 0 17-17 0-10-10-10-13-10-7 0-34-2-34-27 0-12 15-26 25-38l88-94 77-83 88 205c5 10 5 10 5 13 0 8-18 22-52 24-7 0-16 3-16 18 0 9 9 9 14 9 24 0 83-2 108-2 23 0 74 2 96 2 7 0 17 0 17-17 0-10-10-10-15-10-59 0-61-2-75-37-36-80-92-215-111-267 59-61 149-165 176-189 25-22 59-41 111-44 10 0 20 0 20-17 0 0 0-10-12-10-27 0-54 3-82 3-31 0-66-3-95-3-6 0-18 0-18 18 0 7 5 9 11 9 7 0 34 3 34 27 0 13-10 22-15 32z">
            <text:p/>
          </draw:path>
        </draw:g>
        <draw:line draw:style-name="gr9" draw:text-style-name="P7" draw:layer="layout" svg:x1="5.05cm" svg:y1="2.182cm" svg:x2="2.147cm" svg:y2="2.182cm">
          <text:p/>
        </draw:line>
        <draw:line draw:style-name="gr9" draw:text-style-name="P7" draw:layer="layout" svg:x1="6.725cm" svg:y1="2.182cm" svg:x2="9.405cm" svg:y2="2.182cm">
          <text:p/>
        </draw:line>
        <draw:line draw:style-name="gr10" draw:text-style-name="P7" draw:layer="layout" svg:x1="2.147cm" svg:y1="1.737cm" svg:x2="2.147cm" svg:y2="2.405cm">
          <text:p/>
        </draw:line>
        <draw:line draw:style-name="gr10" draw:text-style-name="P7" draw:layer="layout" svg:x1="9.516cm" svg:y1="2.564cm" svg:x2="9.516cm" svg:y2="1.896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Arial Unicode MS" style:font-size-asian="24pt" style:language-asian="zh" style:country-asian="CN" style:font-name-complex="Arial Unicode M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2.7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wangtf </meta:initial-creator>
    <meta:creation-date>2017-03-12T20:24:37.184069796</meta:creation-date>
    <dc:date>2017-08-09T09:41:04.543485098</dc:date>
    <dc:creator>wangtf </dc:creator>
    <meta:editing-duration>PT2M16S</meta:editing-duration>
    <meta:editing-cycles>3</meta:editing-cycles>
    <meta:generator>LibreOffice/5.0.6.2$Linux_X86_64 LibreOffice_project/00$Build-2</meta:generator>
    <meta:document-statistic meta:object-count="29"/>
  </office:meta>
</office:document-meta>
</file>